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94f7" officeooo:paragraph-rsid="001594f7"/>
    </style:style>
    <style:style style:name="P2" style:family="paragraph" style:parent-style-name="Standard">
      <style:text-properties fo:font-weight="bold" officeooo:rsid="001594f7" officeooo:paragraph-rsid="001594f7" style:font-weight-asian="bold" style:font-weight-complex="bold"/>
    </style:style>
    <style:style style:name="P3" style:family="paragraph" style:parent-style-name="Standard">
      <style:text-properties fo:font-style="italic" fo:font-weight="normal" officeooo:rsid="001594f7" officeooo:paragraph-rsid="001594f7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1993ff" officeooo:paragraph-rsid="001993ff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1993ff" officeooo:paragraph-rsid="001f342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177436" officeooo:paragraph-rsid="00177436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993ff" officeooo:paragraph-rsid="001993ff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rsid="001993ff" officeooo:paragraph-rsid="001993ff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bf28" style:font-weight-asian="bold" style:font-weight-complex="bold"/>
    </style:style>
    <style:style style:name="T3" style:family="text">
      <style:text-properties officeooo:rsid="0015bf2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fc4d" style:font-weight-asian="normal" style:font-weight-complex="normal"/>
    </style:style>
    <style:style style:name="T6" style:family="text">
      <style:text-properties fo:font-weight="normal" officeooo:rsid="001f3428" style:font-weight-asian="normal" style:font-weight-complex="normal"/>
    </style:style>
    <style:style style:name="T7" style:family="text">
      <style:text-properties officeooo:rsid="00169f37"/>
    </style:style>
    <style:style style:name="T8" style:family="text">
      <style:text-properties officeooo:rsid="001d4d10"/>
    </style:style>
    <style:style style:name="T9" style:family="text">
      <style:text-properties officeooo:rsid="001d75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ituto Federal de Educação, Ciência e Tecnologia de Mato Grosso</text:span></text:p>
      <text:p text:style-name="P1"><text:span text:style-name="T1">Aluno:</text:span> Vitor Bruno de Oliveira Barth <text:tab/><text:span text:style-name="T1">Matrícula:</text:span> 2015178440220</text:p>
      <text:p text:style-name="P1"><text:span text:style-name="T1">Professora: </text:span>Juliana Saragiotto Silva<text:tab/><text:span text:style-name="T1">Disciplina:</text:span> Metodologia Científica</text:p>
      <text:p text:style-name="P1"/>
      <text:p text:style-name="P1"/>
      <text:p text:style-name="P2">1 – Qual <text:s/>área de pesquisa?</text:p>
      <text:p text:style-name="P1"><text:span text:style-name="T3"><text:tab/>Servidores em nodeJS<text:line-break/><text:line-break/></text:span><text:span text:style-name="T2">2 – Quais as palavras-chave utilizar na pesquisa?</text:span></text:p>
      <text:p text:style-name="P3"><text:tab/>“<text:span text:style-name="T7">servidor em nodeJS”</text:span></text:p>
      <text:p text:style-name="P3"/>
      <text:p text:style-name="P6">3. Encontrar dois trabalhos:</text:p>
      <text:p text:style-name="P6"><text:tab/><text:span text:style-name="T4">a) “Utilização da tecnologia nodeJS para consumo eficiente dos recusos de servidores Web”</text:span></text:p>
      <text:p text:style-name="P6"><text:span text:style-name="T4"><text:tab/>b) “</text:span><text:span text:style-name="T5">Arquitetura e testes de serviços Web de alto desempenho com nodeJS e mongoDB”</text:span></text:p>
      <text:p text:style-name="P6"><text:span text:style-name="T5"/></text:p>
      <text:p text:style-name="P8">3.1 Qual o critério usei para selecioná-los?</text:p>
      <text:p text:style-name="P8"><text:span text:style-name="T4"><text:tab/>Procurei artigos que fosse introdutórios, em português, e cuja linguagem não fosse demasiada técnica </text:span><text:span text:style-name="T6">(mas, como mostro em 3.2, não obtive sucesso). Então escolhi apresentar os trabalhos que mais me têm sido úteis nos meus estudos extraclasse.</text:span></text:p>
      <text:p text:style-name="P7"><text:span text:style-name="T4"/></text:p>
      <text:p text:style-name="P7">3.2 Explicar a escolha de cada um.</text:p>
      <text:p text:style-name="P4"><text:tab/>a) <text:span text:style-name="T8">Para mim, que realizo um projeto de pesquisa na área de integração cliente-servidor, este artigo foi determinante na escolha da tecnologia a ser empregada. O autor conseguiu convencer-me da superioridade do nodeJS em detrimento de PHP+Apache (uma tecnologia equivalente) ao apresentar os resultados de testes que se assemelham a aplicação que farei. </text:span></text:p>
      <text:p text:style-name="P4"><text:tab/><text:span text:style-name="T9">Não posso dizer que a leitura foi totalmente agradável, principalmente devido a formatação que foi feita, utilizando grandes espaços entre parágrafos, além de que, para que eu pudesse compreendê-lo, foram necessárias pesquisas paralelas, as quais me ‘forçaram’ a aprender mais sobre o conteúdo de minha pesquisa.</text:span></text:p>
      <text:p text:style-name="P4"/>
      <text:p text:style-name="P5"><text:tab/><text:span text:style-name="T9">b) A fundamentação teórica que o autor desenvolve entre os itens 2 e 5 me ajudaram muito na compreensão da integração entre um servidor e um banco de dados, e assim este artigo ajudou-me bastante no planejamento do projeto que desenvolvo. </text:span></text:p>
      <text:p text:style-name="P5"><text:span text:style-name="T9"><text:tab/>Contudo a linguagem utilizada pelo autor é complexa e me obrigou a realizar mais pesquisas que o artigo a), o que tornou a leitura deste também cansativa, porém a formatação do artigo é bem mais agradável visualmente, assim como a linguagem empregada na revisão teórica permitiu uma compreensão até fác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0:22:01.092127753</meta:creation-date>
    <dc:date>2016-10-11T12:04:19.117383626</dc:date>
    <meta:editing-duration>PT46M24S</meta:editing-duration>
    <meta:editing-cycles>10</meta:editing-cycles>
    <meta:generator>LibreOffice/5.2.2.2.0$Linux_X86_64 LibreOffice_project/20m0$Build-2</meta:generator>
    <meta:document-statistic meta:table-count="0" meta:image-count="0" meta:object-count="0" meta:page-count="1" meta:paragraph-count="16" meta:word-count="315" meta:character-count="2053" meta:non-whitespace-character-count="1738"/>
  </office:meta>
</office:document-meta>
</file>